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dc363" officeooo:paragraph-rsid="000dc363" style:font-size-asian="12.25pt" style:font-size-complex="14pt"/>
    </style:style>
    <style:style style:name="T1" style:family="text">
      <style:text-properties officeooo:rsid="000f303b"/>
    </style:style>
    <style:style style:name="T2" style:family="text">
      <style:text-properties officeooo:rsid="000fd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kc c’est la consommation d’eau par m²</text:p>
      <text:p text:style-name="P1"/>
      <text:p text:style-name="P1">Questions auxquelles il faut répondre :</text:p>
      <text:p text:style-name="P1">- <text:span text:style-name="T2">Au vue de la taille de mon champs et des plantes que je cultives, quel volume d’eau par jour devra être utile s’il ne pleut pas ? Autrement dit, de combien je vide ma réserve tous les jours si il ne pleut pas ?</text:span></text:p>
      <text:p text:style-name="P1">- Si j’arrose aujourd’hui quand est ce que je devrais remplir la réserve d’eau <text:span text:style-name="T1">(en prenant en compte la météo, car les jours ou il pleut j’arrose pas mon champ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9:40:34.073000000</meta:creation-date>
    <meta:generator>LibreOffice/7.5.5.2$Windows_X86_64 LibreOffice_project/ca8fe7424262805f223b9a2334bc7181abbcbf5e</meta:generator>
    <dc:date>2024-03-29T09:45:30.170000000</dc:date>
    <meta:editing-duration>PT4M55S</meta:editing-duration>
    <meta:editing-cycles>3</meta:editing-cycles>
    <meta:document-statistic meta:table-count="0" meta:image-count="0" meta:object-count="0" meta:page-count="1" meta:paragraph-count="4" meta:word-count="90" meta:character-count="452" meta:non-whitespace-character-count="367"/>
  </office:meta>
</office:document-meta>
</file>